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ma1" svg:font-family="Loma" style:font-pitch="variable"/>
    <style:font-face style:name="Loma" svg:font-family="Loma" style:font-adornments="Regular" style:font-pitch="variable"/>
    <style:font-face style:name="Roboto3" svg:font-family="Roboto" style:font-pitch="variable"/>
    <style:font-face style:name="Roboto2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Box_20_Text" style:list-style-name="L1">
      <style:graphic-properties fo:min-height="4.957cm"/>
    </style:style>
    <style:style style:name="gr2" style:family="graphic" style:parent-style-name="Box_20_Text">
      <style:graphic-properties fo:min-height="5.452cm"/>
    </style:style>
    <style:style style:name="gr3" style:family="graphic" style:parent-style-name="Box_20_Text">
      <style:graphic-properties fo:min-height="6.835cm"/>
    </style:style>
    <style:style style:name="gr4" style:family="graphic" style:parent-style-name="Box_20_Note">
      <style:graphic-properties fo:min-height="2.036cm"/>
    </style:style>
    <style:style style:name="gr5" style:family="graphic" style:parent-style-name="Box_20_Text" style:list-style-name="L1">
      <style:graphic-properties fo:min-height="4.488cm"/>
    </style:style>
    <style:style style:name="gr6" style:family="graphic" style:parent-style-name="Box_20_Text" style:list-style-name="L1">
      <style:graphic-properties fo:min-height="4.742cm"/>
    </style:style>
    <style:style style:name="gr7" style:family="graphic" style:parent-style-name="Box_20_Text" style:list-style-name="L1">
      <style:graphic-properties fo:min-height="6.5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Roboto2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oma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oma1" fo:font-size="10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Roboto2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Roboto3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Roboto3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oma1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Loma1" fo:font-weight="bold" style:font-weight-asian="bold" style:font-weight-complex="bold"/>
    </style:style>
    <style:style style:name="T8" style:family="text">
      <style:text-properties style:font-name="Roboto3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xml:id="id4" draw:id="id4" draw:layer="layout" svg:width="6.35cm" svg:height="7.085cm" svg:x="13.97cm" svg:y="12.7cm">
          <draw:text-box>
            <text:p text:style-name="P1"><text:span text:style-name="T1">ProcessMachine</text:span></text:p>
            <text:p text:style-name="P2"><text:span text:style-name="T2">Parameters</text:span></text:p>
            <text:p text:style-name="P2"><text:span text:style-name="T3">...</text:span></text:p>
            <text:p text:style-name="P2"><text:span text:style-name="T3">- processType : Process</text:span></text:p>
            <text:p text:style-name="P2"><text:span text:style-name="T3"/></text:p>
            <text:p text:style-name="P2"><text:span text:style-name="T2">Attributes</text:span></text:p>
            <text:p text:style-name="P2"><text:span text:style-name="T4">...</text:span></text:p>
            <text:p text:style-name="P2"><text:span text:style-name="T4">- processSlot : Package</text:span></text:p>
            <text:p text:style-name="P2"><text:span text:style-name="T5">- outputSlot : Package</text:span></text:p>
            <text:p text:style-name="P2"><text:span text:style-name="T5"/></text:p>
            <text:p text:style-name="P2"><text:span text:style-name="T2">Methods</text:span></text:p>
            <text:p text:style-name="P2"><text:span text:style-name="T5">...</text:span></text:p>
            <text:p text:style-name="P2"><text:span text:style-name="T5"/></text:p>
          </draw:text-box>
        </draw:frame>
        <draw:frame draw:style-name="gr2" xml:id="id6" draw:id="id6" draw:layer="layout" svg:width="5.08cm" svg:height="5.702cm" svg:x="22.86cm" svg:y="1.27cm">
          <draw:text-box>
            <text:p text:style-name="P4"><text:span text:style-name="T6">Package</text:span></text:p>
            <text:p><text:span text:style-name="T7">Parameters</text:span></text:p>
            <text:p>- processes : Process[]</text:p>
            <text:p/>
            <text:p><text:span text:style-name="T7">Attributes</text:span></text:p>
            <text:p>…</text:p>
            <text:p/>
            <text:p><text:span text:style-name="T7">Methods</text:span></text:p>
            <text:p>…</text:p>
            <text:p/>
          </draw:text-box>
        </draw:frame>
        <draw:frame draw:style-name="gr3" xml:id="id7" draw:id="id7" draw:layer="layout" svg:width="5.08cm" svg:height="7.085cm" svg:x="31.75cm" svg:y="1.297cm">
          <draw:text-box>
            <text:p text:style-name="P4"><text:span text:style-name="T6">Robot</text:span></text:p>
            <text:p><text:span text:style-name="T7">Parameters</text:span></text:p>
            <text:p>...</text:p>
            <text:p/>
            <text:p><text:span text:style-name="T7">Attributes</text:span></text:p>
            <text:p><text:span text:style-name="T8">- battery : float</text:span></text:p>
            <text:p><text:span text:style-name="T8">- pickupSlot : Package</text:span></text:p>
            <text:p/>
            <text:p><text:span text:style-name="T7">Methods</text:span></text:p>
            <text:p>- goto(dir, speed, time)</text:p>
            <text:p>- pickup()</text:p>
            <text:p>- place()</text:p>
            <text:p/>
          </draw:text-box>
        </draw:frame>
        <draw:g xml:id="id5" draw:id="id5">
          <draw:frame draw:style-name="gr2" draw:layer="layout" svg:width="5.08cm" svg:height="5.702cm" svg:x="22.86cm" svg:y="8.874cm">
            <draw:text-box>
              <text:p text:style-name="P4"><text:span text:style-name="T6">Process</text:span></text:p>
              <text:p><text:span text:style-name="T7">Parameters</text:span></text:p>
              <text:p>- label : String</text:p>
              <text:p/>
              <text:p><text:span text:style-name="T7">Attributes</text:span></text:p>
              <text:p>- id : int</text:p>
              <text:p/>
              <text:p><text:span text:style-name="T7">Methods</text:span></text:p>
              <text:p>…</text:p>
              <text:p/>
            </draw:text-box>
          </draw:frame>
          <draw:frame draw:style-name="gr4" draw:layer="layout" svg:width="3.556cm" svg:height="2.556cm" svg:x="25.781cm" svg:y="13.319cm">
            <draw:text-box>
              <text:p><text:span text:style-name="T9">Note:</text:span></text:p>
              <text:p>If the processes are pre-defined, can be a simple enum.</text:p>
            </draw:text-box>
          </draw:frame>
        </draw:g>
        <draw:frame draw:style-name="gr5" draw:text-style-name="P3" xml:id="id3" draw:id="id3" draw:layer="layout" svg:width="5.08cm" svg:height="5.702cm" svg:x="7.62cm" svg:y="12.713cm">
          <draw:text-box>
            <text:p text:style-name="P1"><text:span text:style-name="T1">InputMachine</text:span></text:p>
            <text:p text:style-name="P2"><text:span text:style-name="T2">Parameters</text:span></text:p>
            <text:p text:style-name="P2"><text:span text:style-name="T3">...</text:span></text:p>
            <text:p text:style-name="P2"><text:span text:style-name="T3"/></text:p>
            <text:p text:style-name="P2"><text:span text:style-name="T2">Attributes</text:span></text:p>
            <text:p text:style-name="P2"><text:span text:style-name="T5">...</text:span></text:p>
            <text:p text:style-name="P2"><text:span text:style-name="T5"/></text:p>
            <text:p text:style-name="P2"><text:span text:style-name="T2">Methods</text:span></text:p>
            <text:p text:style-name="P2"><text:span text:style-name="T5">...</text:span></text:p>
            <text:p text:style-name="P2"><text:span text:style-name="T5"/></text:p>
          </draw:text-box>
        </draw:frame>
        <draw:frame draw:style-name="gr6" draw:text-style-name="P3" xml:id="id1" draw:id="id1" draw:layer="layout" svg:width="5.08cm" svg:height="5.702cm" svg:x="1.27cm" svg:y="12.7cm">
          <draw:text-box>
            <text:p text:style-name="P1"><text:span text:style-name="T1">OutputMachine</text:span></text:p>
            <text:p text:style-name="P2"><text:span text:style-name="T2">Parameters</text:span></text:p>
            <text:p text:style-name="P2"><text:span text:style-name="T3">...</text:span></text:p>
            <text:p text:style-name="P2"><text:span text:style-name="T3"/></text:p>
            <text:p text:style-name="P2"><text:span text:style-name="T2">Attributes</text:span></text:p>
            <text:p text:style-name="P2"><text:span text:style-name="T5">...</text:span></text:p>
            <text:p text:style-name="P2"><text:span text:style-name="T5"/></text:p>
            <text:p text:style-name="P2"><text:span text:style-name="T2">Methods</text:span></text:p>
            <text:p text:style-name="P2"><text:span text:style-name="T5">...</text:span></text:p>
            <text:p text:style-name="P2"><text:span text:style-name="T5"/></text:p>
          </draw:text-box>
        </draw:frame>
        <draw:frame draw:style-name="gr7" draw:text-style-name="P3" xml:id="id2" draw:id="id2" draw:layer="layout" svg:width="6.35cm" svg:height="7.546cm" svg:x="7.62cm" svg:y="1.217cm">
          <draw:text-box>
            <text:p text:style-name="P1"><text:span text:style-name="T1">Machine</text:span></text:p>
            <text:p text:style-name="P2"><text:span text:style-name="T2">Parameters</text:span></text:p>
            <text:p text:style-name="P2"><text:span text:style-name="T3">- SlotsNb : int</text:span></text:p>
            <text:p text:style-name="P2"><text:span text:style-name="T3">- processTime : float</text:span></text:p>
            <text:p text:style-name="P2"><text:span text:style-name="T3"/></text:p>
            <text:p text:style-name="P2"><text:span text:style-name="T2">Attributes</text:span></text:p>
            <text:p text:style-name="P2"><text:span text:style-name="T5">- processing : bool</text:span></text:p>
            <text:p text:style-name="P2"><text:span text:style-name="T5">- broken : bool</text:span></text:p>
            <text:p text:style-name="P2"><text:span text:style-name="T5">- time : float</text:span></text:p>
            <text:p text:style-name="P2"><text:span text:style-name="T5">- Slots : Package[]</text:span></text:p>
            <text:p text:style-name="P2"><text:span text:style-name="T5"/></text:p>
            <text:p text:style-name="P2"><text:span text:style-name="T2">Methods</text:span></text:p>
            <text:p text:style-name="P2"><text:span text:style-name="T5">- process()</text:span></text:p>
            <text:p text:style-name="P2"><text:span text:style-name="T5"/></text:p>
          </draw:text-box>
        </draw:frame>
        <draw:connector draw:style-name="gr8" draw:text-style-name="P5" draw:layer="layout" draw:type="curve" svg:x1="3.81cm" svg:y1="12.7cm" svg:x2="10.795cm" svg:y2="8.763cm" draw:start-shape="id1" draw:start-glue-point="0" draw:end-shape="id2" svg:d="M3810 12700c0-2914 6985-946 6985-3937" svg:viewBox="0 0 6986 3938">
          <text:p/>
        </draw:connector>
        <draw:connector draw:style-name="gr8" draw:text-style-name="P5" draw:layer="layout" draw:type="curve" svg:x1="10.16cm" svg:y1="12.713cm" svg:x2="10.795cm" svg:y2="8.763cm" draw:start-shape="id3" draw:start-glue-point="0" draw:end-shape="id2" draw:end-glue-point="2" svg:d="M10160 12713c0-2923 635-949 635-3950" svg:viewBox="0 0 636 3951">
          <text:p/>
        </draw:connector>
        <draw:connector draw:style-name="gr8" draw:text-style-name="P5" draw:layer="layout" draw:type="curve" svg:x1="17.145cm" svg:y1="12.7cm" svg:x2="10.795cm" svg:y2="8.763cm" draw:start-shape="id4" draw:start-glue-point="0" draw:end-shape="id2" draw:end-glue-point="2" svg:d="M17145 12700c0-2914-6350-946-6350-3937" svg:viewBox="0 0 6351 3938">
          <text:p/>
        </draw:connector>
        <draw:connector draw:style-name="gr9" draw:text-style-name="P5" draw:layer="layout" draw:type="curve" svg:x1="22.86cm" svg:y1="12.374cm" svg:x2="20.32cm" svg:y2="16.242cm" draw:start-shape="id5" draw:start-glue-point="3" draw:end-shape="id4" svg:d="M22860 12374c-1866 0-596 3868-2540 3868" svg:viewBox="0 0 2541 3869">
          <text:p/>
        </draw:connector>
        <draw:connector draw:style-name="gr9" draw:text-style-name="P5" draw:layer="layout" draw:type="curve" svg:x1="22.86cm" svg:y1="4.121cm" svg:x2="13.97cm" svg:y2="4.99cm" draw:start-shape="id6" draw:start-glue-point="3" draw:end-shape="id2" svg:d="M22860 4121c-6628 0-2184 869-8890 869" svg:viewBox="0 0 8891 870">
          <text:p/>
        </draw:connector>
        <draw:connector draw:style-name="gr9" draw:text-style-name="P5" draw:layer="layout" draw:type="curve" svg:x1="27.94cm" svg:y1="4.121cm" svg:x2="31.75cm" svg:y2="4.839cm" draw:start-shape="id6" draw:start-glue-point="1" draw:end-shape="id7" svg:d="M27940 4121c2896 0 992 718 3810 718" svg:viewBox="0 0 3811 719">
          <text:p/>
        </draw:connector>
        <draw:connector draw:style-name="gr9" draw:text-style-name="P5" draw:layer="layout" draw:type="curve" svg:x1="26.098cm" svg:y1="8.874cm" svg:x2="25.4cm" svg:y2="6.972cm" draw:start-shape="id5" draw:start-glue-point="0" draw:end-shape="id6" draw:end-glue-point="2" svg:d="M26098 8874c0-1387-698-437-698-1902" svg:viewBox="0 0 699 19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ma1" svg:font-family="Loma" style:font-pitch="variable"/>
    <style:font-face style:name="Loma" svg:font-family="Loma" style:font-adornments="Regular" style:font-pitch="variable"/>
    <style:font-face style:name="Roboto3" svg:font-family="Roboto" style:font-pitch="variable"/>
    <style:font-face style:name="Roboto2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x_20_Text" style:display-name="Box Text" style:family="graphic" style:parent-style-name="standard">
      <style:graphic-properties draw:stroke="solid" draw:stroke-dash="Dashed_20__28_var_29__20_4" svg:stroke-color="#aea79f" svg:stroke-linecap="round" draw:fill="solid" draw:fill-color="#ffffff" draw:fill-gradient-name="Gradient_20_2" draw:fill-hatch-name="Hatching_20_1" draw:fill-image-name="Bitmap_20_1" draw:fill-image-width="0cm" draw:fill-image-height="0cm" draw:shadow="visible" draw:shadow-offset-x="0.051cm" draw:shadow-offset-y="0.051cm" draw:shadow-color="#000000" draw:shadow-opacity="20%"/>
      <style:text-properties style:font-name="Roboto2" fo:font-family="Roboto" style:font-style-name="Regular" style:font-pitch="variable" fo:font-size="10pt"/>
    </style:style>
    <style:style style:name="Box_20_Note" style:display-name="Box Note" style:family="graphic" style:parent-style-name="Box_20_Text">
      <style:graphic-properties svg:stroke-color="#ffd320" draw:fill-color="#ffff99" draw:shadow-offset-x="0.102cm" draw:shadow-offset-y="0.102cm"/>
      <style:text-properties fo:color="#801900"/>
    </style:style>
  </office:styles>
  <office:automatic-styles>
    <style:page-layout style:name="PM0">
      <style:page-layout-properties fo:margin-top="0cm" fo:margin-bottom="0cm" fo:margin-left="0cm" fo:margin-right="0cm" fo:page-width="38.151cm" fo:page-height="28.6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9T09:56:38.847708402</meta:creation-date>
    <dc:date>2021-04-09T16:14:31.730991604</dc:date>
    <meta:editing-duration>PT3H8M42S</meta:editing-duration>
    <meta:editing-cycles>33</meta:editing-cycles>
    <meta:generator>LibreOffice/5.1.6.2$Linux_X86_64 LibreOffice_project/10m0$Build-2</meta:generator>
    <meta:document-statistic meta:object-count="16"/>
  </office:meta>
</office:document-meta>
</file>